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MetadataAssemblerTests.testOperationOnG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MetadataAssemblerTests.createJmx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tadataAssemblerTests.getExpectedOper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tadataAssemblerTests.testRegistration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nnotationMetadataAssemblerTests.getAttribut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tadataAssemblerTests.testOperationFrom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MetadataAssemblerTests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tadataAssemblerTests.testAttributeFrom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MetadataAssemblerTests.getExpected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MetadataAssemblerTests.getApplication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